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89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668cm" svg:height="1.139cm" svg:x="5.318cm" svg:y="1.766cm">
          <draw:text-box>
            <text:p>Backing Structures: Receiving and Storage</text:p>
          </draw:text-box>
        </draw:frame>
        <draw:custom-shape draw:style-name="gr2" draw:text-style-name="P2" xml:id="id1" draw:id="id1" draw:layer="layout" svg:width="4.445cm" svg:height="1.905cm" svg:x="7.477cm" svg:y="3.667cm">
          <text:p text:style-name="P1"><text:span text:style-name="T1">Assess Shipping Box</text:span></text:p>
          <text:p text:style-name="P1"><text:span text:style-name="T1">w/ Photo Documen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4.445cm" svg:height="1.905cm" svg:x="7.477cm" svg:y="6.334cm">
          <text:p text:style-name="P1"><text:span text:style-name="T1">Unp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4.445cm" svg:height="1.905cm" svg:x="7.477cm" svg:y="9.255cm">
          <text:p text:style-name="P1"><text:span text:style-name="T1">Damage Assessment w/</text:span></text:p>
          <text:p text:style-name="P1"><text:span text:style-name="T1">Photo Documen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445cm" svg:height="1.905cm" svg:x="7.477cm" svg:y="12.176cm">
          <text:p text:style-name="P1"><text:span text:style-name="T1">Lab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.445cm" svg:height="1.905cm" svg:x="7.477cm" svg:y="15.097cm">
          <text:p text:style-name="P1"><text:span text:style-name="T1">Database En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4.445cm" svg:height="1.905cm" svg:x="7.477cm" svg:y="18.018cm">
          <text:p text:style-name="P1"><text:span text:style-name="T1">Verify I.D. Lab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4.445cm" svg:height="1.905cm" svg:x="7.477cm" svg:y="20.812cm">
          <text:p text:style-name="P1"><text:span text:style-name="T1">Store on Designated Shel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9.7cm" svg:y1="5.572cm" svg:x2="9.7cm" svg:y2="6.334cm" draw:start-shape="id1" draw:start-glue-point="6" draw:end-shape="id2" draw:end-glue-point="4" svg:d="m9700 5572v501-241 502">
          <text:p/>
        </draw:connector>
        <draw:connector draw:style-name="gr3" draw:text-style-name="P1" draw:layer="layout" draw:type="lines" svg:x1="9.7cm" svg:y1="8.239cm" svg:x2="9.7cm" svg:y2="9.255cm" draw:start-shape="id2" draw:start-glue-point="6" draw:end-shape="id3" draw:end-glue-point="4" svg:d="m9700 8239v501 13 502">
          <text:p/>
        </draw:connector>
        <draw:connector draw:style-name="gr3" draw:text-style-name="P1" draw:layer="layout" draw:type="lines" svg:x1="9.7cm" svg:y1="11.16cm" svg:x2="9.7cm" svg:y2="12.176cm" draw:start-shape="id3" draw:start-glue-point="6" draw:end-shape="id4" draw:end-glue-point="4" svg:d="m9700 11160v501 13 502">
          <text:p/>
        </draw:connector>
        <draw:connector draw:style-name="gr3" draw:text-style-name="P1" draw:layer="layout" draw:type="lines" svg:x1="9.7cm" svg:y1="14.081cm" svg:x2="9.7cm" svg:y2="15.097cm" draw:start-shape="id4" draw:start-glue-point="6" draw:end-shape="id5" draw:end-glue-point="4" svg:d="m9700 14081v501 13 502">
          <text:p/>
        </draw:connector>
        <draw:connector draw:style-name="gr3" draw:text-style-name="P1" draw:layer="layout" draw:type="lines" svg:x1="9.7cm" svg:y1="17.002cm" svg:x2="9.7cm" svg:y2="18.018cm" draw:start-shape="id5" draw:start-glue-point="6" draw:end-shape="id6" draw:end-glue-point="4" svg:d="m9700 17002v501 13 502">
          <text:p/>
        </draw:connector>
        <draw:connector draw:style-name="gr3" draw:text-style-name="P1" draw:layer="layout" draw:type="lines" svg:x1="9.7cm" svg:y1="19.923cm" svg:x2="9.7cm" svg:y2="20.812cm" draw:start-shape="id6" draw:start-glue-point="6" draw:end-shape="id7" draw:end-glue-point="4" svg:d="m9700 19923v501-114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4T16:57:01</meta:creation-date>
    <dc:date>2012-10-17T01:41:57</dc:date>
    <meta:editing-duration>P2DT8H42M50S</meta:editing-duration>
    <meta:editing-cycles>3</meta:editing-cycles>
    <meta:generator>LibreOffice/3.6$Linux_X86_64 LibreOffice_project/360m1$Build-2</meta:generator>
    <meta:document-statistic meta:object-count="14"/>
  </office:meta>
</office:document-meta>
</file>